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riterio" table:style-name="ce1">
            <text:p>criterio</text:p>
          </table:table-cell>
          <table:table-cell office:value-type="string" office:value="imprescindible" table:style-name="ce1">
            <text:p>imprescindible</text:p>
          </table:table-cell>
          <table:table-cell office:value-type="string" office:value="prioritario" table:style-name="ce1">
            <text:p>prioritario</text:p>
          </table:table-cell>
          <table:table-cell office:value-type="string" office:value="moderadamente prioritario" table:style-name="ce1">
            <text:p>moderadamente prioritario</text:p>
          </table:table-cell>
          <table:table-cell office:value-type="string" office:value="marginalmente prioritario" table:style-name="ce1">
            <text:p>marginalmente prioritario</text:p>
          </table:table-cell>
          <table:table-cell office:value-type="string" office:value="Total" table:style-name="ce1">
            <text:p>Total</text:p>
          </table:table-cell>
        </table:table-row>
        <table:table-row>
          <table:table-cell office:value-type="string" office:value="distancia a accesos" table:style-name="ce1">
            <text:p>distancia a accesos</text:p>
          </table:table-cell>
          <table:table-cell office:value-type="float" office:value="11.5380100740758" table:style-name="ce1">
            <text:p>11.5380100740758</text:p>
          </table:table-cell>
          <table:table-cell office:value-type="float" office:value="33.769334519496" table:style-name="ce1">
            <text:p>33.769334519496</text:p>
          </table:table-cell>
          <table:table-cell office:value-type="float" office:value="48.8534150852859" table:style-name="ce1">
            <text:p>48.8534150852859</text:p>
          </table:table-cell>
          <table:table-cell office:value-type="float" office:value="5.83924032114224" table:style-name="ce1">
            <text:p>5.8392403211422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stacionalidad térmica" table:style-name="ce1">
            <text:p>estacionalidad térmica</text:p>
          </table:table-cell>
          <table:table-cell office:value-type="float" office:value="22.1736490875891" table:style-name="ce1">
            <text:p>22.1736490875891</text:p>
          </table:table-cell>
          <table:table-cell office:value-type="float" office:value="28.1143781726144" table:style-name="ce1">
            <text:p>28.1143781726144</text:p>
          </table:table-cell>
          <table:table-cell office:value-type="float" office:value="38.3857405856519" table:style-name="ce1">
            <text:p>38.3857405856519</text:p>
          </table:table-cell>
          <table:table-cell office:value-type="float" office:value="11.3262321541446" table:style-name="ce1">
            <text:p>11.3262321541446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stacionalidad pluviométrica" table:style-name="ce1">
            <text:p>estacionalidad pluviométrica</text:p>
          </table:table-cell>
          <table:table-cell office:value-type="float" office:value="33.9043719955169" table:style-name="ce1">
            <text:p>33.9043719955169</text:p>
          </table:table-cell>
          <table:table-cell office:value-type="float" office:value="22.9494256822679" table:style-name="ce1">
            <text:p>22.9494256822679</text:p>
          </table:table-cell>
          <table:table-cell office:value-type="float" office:value="21.6735277548929" table:style-name="ce1">
            <text:p>21.6735277548929</text:p>
          </table:table-cell>
          <table:table-cell office:value-type="float" office:value="21.4726745673224" table:style-name="ce1">
            <text:p>21.472674567322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heterogeneidad de hábitat" table:style-name="ce1">
            <text:p>heterogeneidad de hábitat</text:p>
          </table:table-cell>
          <table:table-cell office:value-type="float" office:value="19.8788600747476" table:style-name="ce1">
            <text:p>19.8788600747476</text:p>
          </table:table-cell>
          <table:table-cell office:value-type="float" office:value="43.7374943787951" table:style-name="ce1">
            <text:p>43.7374943787951</text:p>
          </table:table-cell>
          <table:table-cell office:value-type="float" office:value="20.1597560205884" table:style-name="ce1">
            <text:p>20.1597560205884</text:p>
          </table:table-cell>
          <table:table-cell office:value-type="float" office:value="16.2238895258689" table:style-name="ce1">
            <text:p>16.2238895258689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distancia a cuerpos de agua" table:style-name="ce1">
            <text:p>distancia a cuerpos de agua</text:p>
          </table:table-cell>
          <table:table-cell office:value-type="float" office:value="75.0420832966343" table:style-name="ce1">
            <text:p>75.0420832966343</text:p>
          </table:table-cell>
          <table:table-cell office:value-type="float" office:value="8.03891765371043" table:style-name="ce1">
            <text:p>8.03891765371043</text:p>
          </table:table-cell>
          <table:table-cell office:value-type="float" office:value="8.71778060470023" table:style-name="ce1">
            <text:p>8.71778060470023</text:p>
          </table:table-cell>
          <table:table-cell office:value-type="float" office:value="8.20121844495499" table:style-name="ce1">
            <text:p>8.20121844495499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pendiente" table:style-name="ce1">
            <text:p>pendiente</text:p>
          </table:table-cell>
          <table:table-cell office:value-type="float" office:value="39.5954769316579" table:style-name="ce1">
            <text:p>39.5954769316579</text:p>
          </table:table-cell>
          <table:table-cell office:value-type="float" office:value="28.8557045147423" table:style-name="ce1">
            <text:p>28.8557045147423</text:p>
          </table:table-cell>
          <table:table-cell office:value-type="float" office:value="16.922880282834" table:style-name="ce1">
            <text:p>16.922880282834</text:p>
          </table:table-cell>
          <table:table-cell office:value-type="float" office:value="14.6259382707658" table:style-name="ce1">
            <text:p>14.625938270765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horas de insolación" table:style-name="ce1">
            <text:p>horas de insolación</text:p>
          </table:table-cell>
          <table:table-cell office:value-type="float" office:value="48.2257441407115" table:style-name="ce1">
            <text:p>48.2257441407115</text:p>
          </table:table-cell>
          <table:table-cell office:value-type="float" office:value="25.064129519604" table:style-name="ce1">
            <text:p>25.064129519604</text:p>
          </table:table-cell>
          <table:table-cell office:value-type="float" office:value="16.0323252402195" table:style-name="ce1">
            <text:p>16.0323252402195</text:p>
          </table:table-cell>
          <table:table-cell office:value-type="float" office:value="10.677801099465" table:style-name="ce1">
            <text:p>10.677801099465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levación" table:style-name="ce1">
            <text:p>elevación</text:p>
          </table:table-cell>
          <table:table-cell office:value-type="float" office:value="17.0455918084698" table:style-name="ce1">
            <text:p>17.0455918084698</text:p>
          </table:table-cell>
          <table:table-cell office:value-type="float" office:value="16.0307014878645" table:style-name="ce1">
            <text:p>16.0307014878645</text:p>
          </table:table-cell>
          <table:table-cell office:value-type="float" office:value="16.5334234246116" table:style-name="ce1">
            <text:p>16.5334234246116</text:p>
          </table:table-cell>
          <table:table-cell office:value-type="float" office:value="50.390283279054" table:style-name="ce1">
            <text:p>50.390283279054</text:p>
          </table:table-cell>
          <table:table-cell office:value-type="float" office:value="100" table:style-name="ce1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